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8cm" svg:stroke-color="#ff6600" draw:marker-start-width="0.455cm" draw:marker-end-width="0.455cm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00cc00" draw:marker-start-width="0.455cm" draw:marker-end-width="0.455cm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cm" svg:height="7.8cm" svg:x="7.653cm" svg:y="7.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.3cm" svg:x="7.653cm" svg:y="16cm">
          <text:p text:style-name="P1">… <text:s text:c="16"/>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7.8cm" svg:x="6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7.6cm" svg:x="6.1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7.753cm" svg:y="16.1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7.6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6.753cm" svg:y="16.1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3.853cm" svg:y="16.1cm">
          <text:p text:style-name="P1">M1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cm" svg:height="0.962cm" svg:x="6.053cm" svg:y="6.9cm">
          <draw:text-box>
            <text:p text:style-name="P2"><text:span text:style-name="T1">Y</text:span></text:p>
          </draw:text-box>
        </draw:frame>
        <draw:frame draw:style-name="gr6" draw:text-style-name="P2" draw:layer="layout" svg:width="0.9cm" svg:height="0.962cm" svg:x="6.4cm" svg:y="6.638cm">
          <draw:text-box>
            <text:p text:style-name="P2"><text:span text:style-name="T1">T</text:span></text:p>
          </draw:text-box>
        </draw:frame>
        <draw:frame draw:style-name="gr5" draw:text-style-name="P2" draw:layer="layout" svg:width="1cm" svg:height="0.962cm" svg:x="13.053cm" svg:y="6.9cm">
          <draw:text-box>
            <text:p text:style-name="P2"><text:span text:style-name="T1">W</text:span></text:p>
          </draw:text-box>
        </draw:frame>
        <draw:custom-shape draw:style-name="gr7" draw:text-style-name="P1" draw:layer="layout" svg:width="0.5cm" svg:height="11.85cm" draw:transform="rotate (1.5694000633933) translate (7.753cm 18.00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5.1cm" svg:height="1.15cm" svg:x="11.153cm" svg:y="17.85cm">
          <draw:text-box>
            <text:p>M2 vectores M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0:32:51.398678217</meta:creation-date>
    <dc:date>2016-10-26T21:32:34.374404158</dc:date>
    <meta:editing-duration>PT14M12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